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c66" officeooo:paragraph-rsid="001c1c66"/>
    </style:style>
    <style:style style:name="P2" style:family="paragraph" style:parent-style-name="Standard">
      <style:text-properties officeooo:rsid="001e7627" officeooo:paragraph-rsid="001e7627"/>
    </style:style>
    <style:style style:name="T1" style:family="text">
      <style:text-properties officeooo:rsid="001e76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äsentation:</text:p>
      <text:p text:style-name="P1"/>
      <text:p text:style-name="P1">-vertieftes Thema(eist in der schule angesprochen, Zusammenhang mit einem oder mehreren fächern) <text:span text:style-name="T1">5 seiten</text:span></text:p>
      <text:p text:style-name="P1">-Facharbeit(neue Thema, meist keinen schulischen Zusammenhang im unterricht) <text:span text:style-name="T1">20 seiten</text:span></text:p>
      <text:p text:style-name="P1">-Projekt</text:p>
      <text:p text:style-name="P1"/>
      <text:p text:style-name="P1">Kolibri (themenfindung) 18.10.16</text:p>
      <text:p text:style-name="P1">Recherche 28.10.16</text:p>
      <text:p text:style-name="P1">Schreiben 22.12.16</text:p>
      <text:p text:style-name="P2">Thema/struckturabgabe: 27.01.17</text:p>
      <text:p text:style-name="P2">erste abgabe: 31.03.17</text:p>
      <text:p text:style-name="P2">zweite abgabe: 28.04.17</text:p>
      <text:p text:style-name="P1">Präsentation 09.06.17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6:24:14.446093655</meta:creation-date>
    <dc:date>2016-10-12T17:33:23.330738679</dc:date>
    <meta:editing-duration>PT4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43" meta:character-count="377" meta:non-whitespace-character-count="345"/>
  </office:meta>
</office:document-meta>
</file>